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F" svg:font-family="" style:font-family-generic="roman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Maerte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22" office:value-type="string">
            <text:p>EN COURS</text:p>
          </table:table-cell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Maerten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Arlénien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5">
            <text:p>5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/>
          <table:table-cell table:style-name="ce26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9">
            <text:p>19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 office:value-type="string">
            <text:p>Chirurgi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6">
            <text:p>6</text:p>
          </table:table-cell>
          <table:table-cell table:style-name="ce26" office:value-type="string">
            <text:p>Bonus</text:p>
          </table:table-cell>
          <table:table-cell table:style-name="ce31"/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rdre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36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Mordred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Mutant (Bras de dragon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 office:value-type="string">
            <text:p>Pistolet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/>
          <table:table-cell table:style-name="ce26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8">
            <text:p>8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Bonus</text:p>
          </table:table-cell>
          <table:table-cell table:style-name="ce31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istolets (4 charges)</text:p>
          </table:table-cell>
          <table:table-cell table:style-name="ce11"/>
          <table:table-cell table:style-name="ce24" office:value-type="float" office:value="4">
            <text:p>4</text:p>
          </table:table-cell>
          <table:table-cell/>
          <table:table-cell table:style-name="ce24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mée (TRA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rouillard (INV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yquar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 office:value-type="string">
            <text:p>EN COURS</text:p>
          </table:table-cell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Hyquare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Elfe (Dépense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 office:value-type="string">
            <text:p>Dagues CàC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5">
            <text:p>5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/>
          <table:table-cell table:style-name="ce26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/>
          <table:table-cell table:style-name="ce26" office:value-type="string">
            <text:p>Bonus</text:p>
          </table:table-cell>
          <table:table-cell table:style-name="ce31"/>
          <table:table-cell table:style-name="ce9"/>
          <table:table-cell table:style-name="ce9" office:value-type="string">
            <text:p>Pilotag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agues CàC (2)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agues de jet (6)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éviation lumière (ELE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F" svg:font-family="" style:font-family-generic="roman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2/03/2018</text:date>, <text:time>15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3-02T15:18:06.12</dc:date>
    <meta:editing-cycles>196</meta:editing-cycles>
    <meta:editing-duration>PT14H44M20S</meta:editing-duration>
    <meta:print-date>2018-01-11T15:51:55.82</meta:print-date>
    <meta:document-statistic meta:table-count="3" meta:cell-count="395" meta:object-count="0"/>
  </office:meta>
</office:document-meta>
</file>